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1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65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bold" officeooo:paragraph-rsid="00165898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cm" fo:margin-bottom="0.265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bold" officeooo:rsid="00198157" officeooo:paragraph-rsid="00198157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.265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rial1" fo:font-size="12pt" fo:letter-spacing="normal" fo:font-style="normal" fo:font-weight="normal" officeooo:rsid="00193e74" officeooo:paragraph-rsid="00193e74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65cm" style:contextual-spacing="false" fo:line-height="150%" fo:text-align="justify" style:justify-single-word="false" fo:orphans="2" fo:widows="2" fo:text-indent="0cm" style:auto-text-indent="false"/>
      <style:text-properties style:font-name="Arial1" fo:font-size="12pt" officeooo:paragraph-rsid="0017f75b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65cm" style:contextual-spacing="false" fo:line-height="150%" fo:text-align="justify" style:justify-single-word="false" fo:orphans="2" fo:widows="2" fo:text-indent="0cm" style:auto-text-indent="false"/>
      <style:text-properties officeooo:paragraph-rsid="00193e74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7f75b"/>
    </style:style>
    <style:style style:name="T3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193e74" style:font-size-asian="12pt" style:font-size-complex="12pt"/>
    </style:style>
    <style:style style:name="T5" style:family="text">
      <style:text-properties officeooo:rsid="0017f75b"/>
    </style:style>
    <style:style style:name="T6" style:family="text">
      <style:text-properties officeooo:rsid="00188817"/>
    </style:style>
    <style:style style:name="T7" style:family="text">
      <style:text-properties officeooo:rsid="00193e74"/>
    </style:style>
    <style:style style:name="T8" style:family="text">
      <style:text-properties officeooo:rsid="00198157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uno(a): <text:span text:style-name="T9">Layla Maria dos Santos Couto</text:span></text:p>
      <text:p text:style-name="P2">Tarefa APNP 11-10-2021</text:p>
      <text:p text:style-name="P4">01) Com suas palavras escreva um texto explicando como a Teoria Geral de Sistemas foi desenvolvida.</text:p>
      <text:p text:style-name="P6"><text:span text:style-name="T2"><text:tab/>A</text:span><text:span text:style-name="T1"> Teoria Geral de Sistemas foi desenvolvida </text:span>como uma teoria biológica <text:span text:style-name="T5">direcionada às relações entre os organismos biológicos e aos problemas que surgem durante o seu crescimento, entendendo </text:span>um organismo como composto <text:span text:style-name="T5">e </text:span>não por partes independentes, <text:span text:style-name="T5">unidos em um objetivo em comum.</text:span></text:p>
      <text:p text:style-name="P4">02) Com suas palavras escreva um texto explicando a definição de sistemas.</text:p>
      <text:p text:style-name="P4"><text:tab/>Um sistema é um conjunto de partes <text:span text:style-name="T6">que interagem</text:span> <text:span text:style-name="T6">e dependentes</text:span> que, <text:span text:style-name="T6">juntas</text:span> formam um todo <text:span text:style-name="T6">que de maneira organizada formam uma estrutura otimizada</text:span> com determinado objetivo <text:span text:style-name="T6">para efetuar uma ou várias funções. </text:span></text:p>
      <text:p text:style-name="P4"><text:tab/><text:span text:style-name="T7">Sistemas possuem duas características básicas: objetivo que é definido a partir de combinações das partes do sistema e totalidade é referido a qualquer impulso em uma das partes do sistema.</text:span></text:p>
      <text:p text:style-name="P5"><text:tab/>As várias formas de aplicações de sistemas, permite que as empresas se conheçam melhor para aumentar o seu potencial e se preparem para possíveis eventualidades.</text:p>
      <text:p text:style-name="P4"><text:bookmark text:name="yui_3_17_2_1_1633975998661_90"/>03) Classificação de Sistemas, explique:</text:p>
      <text:p text:style-name="P7"><text:span text:style-name="T3"><text:tab/>Os sistemas </text:span><text:span text:style-name="T4">são </text:span><text:span text:style-name="T3">classificados </text:span><text:span text:style-name="T4">como sistemas abertos ou fechados. </text:span></text:p>
      <text:p text:style-name="P7"><text:span text:style-name="T4"><text:tab/>Sistemas fechados não interagem com o ambiente exterior, ou seja, não mantêm relação de dependência com o ambiente externo. </text:span></text:p>
      <text:p text:style-name="P5"><text:tab/>Já os sistemas abertos interagem com o ambiente externo, suas entidades e variáveis. A empresa busca recursos no ambiente, processa-os com ajuda dos recursos internos e devolve ao ambiente.</text:p>
      <text:p text:style-name="P5"/>
      <text:p text:style-name="P4"><text:span text:style-name="T7">04) Escreva um texto explicando o que é sistema aberto e sistema fe</text:span>chado.</text:p>
      <text:p text:style-name="P1">O sistema fechado <text:span text:style-name="T8">não depende</text:span> do meio externo para o desenvolvimento das suas funções. <text:span text:style-name="T8">O sistema </text:span>trabalha em conjunto, sem precisar do meio externo para o seu <text:soft-page-break/>funcionamento. A interação ocorre entre as partes que compõem o sistema, não se tornam menos importantes, apenas não interagem com o meio extern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1T15:14:07.720000000</meta:creation-date>
    <dc:date>2021-10-11T15:58:56.989000000</dc:date>
    <meta:editing-duration>PT13S</meta:editing-duration>
    <meta:editing-cycles>1</meta:editing-cycles>
    <meta:document-statistic meta:table-count="0" meta:image-count="0" meta:object-count="0" meta:page-count="2" meta:paragraph-count="14" meta:word-count="293" meta:character-count="1875" meta:non-whitespace-character-count="1585"/>
    <meta:generator>LibreOffice/7.2.0.4$Windows_X86_64 LibreOffice_project/9a9c6381e3f7a62afc1329bd359cc48accb6435b</meta:generator>
  </office:meta>
</office:document-meta>
</file>